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Desde el punto de vista técnico y dentro del marco de una <text:span text:style-name="Emphasis">máquina inteligente basada en vida</text:span>, el <text:span text:style-name="Strong_20_Emphasis">ciclo de vida</text:span> cumple una función precisa y debe explicarse en términos estructurales, funcionales y adaptativos. A continuación, detallo las características clave que deben ser descritas en el laboratorio:</text:p>
      <text:p text:style-name="Horizontal_20_Line"/>
      <text:h text:style-name="Heading_20_3" text:outline-level="3">❖ Características Técnicas del Ciclo de Vida (en el sistema)</text:h>
      <text:h text:style-name="Heading_20_4" text:outline-level="4">1. <text:span text:style-name="Strong_20_Emphasis">Función general</text:span></text:h>
      <text:list xml:id="list1420257245" text:style-name="L1">
        <text:list-item>
          <text:p text:style-name="P1">Permite que el sistema avance en el cálculo al <text:span text:style-name="Emphasis">cerrar ciclos</text:span> y <text:span text:style-name="Emphasis">generar nuevas variantes</text:span> a partir del ADN.</text:p>
        </text:list-item>
        <text:list-item>
          <text:p text:style-name="P1">Actúa como el <text:span text:style-name="Emphasis">bucle de procesamiento temporal</text:span> del sistema.</text:p>
        </text:list-item>
      </text:list>
      <text:h text:style-name="Heading_20_4" text:outline-level="4">2. <text:span text:style-name="Strong_20_Emphasis">Necesidad del ciclo</text:span></text:h>
      <text:list xml:id="list3816289249" text:style-name="L2">
        <text:list-item>
          <text:p text:style-name="P2">Dado que el ADN es una <text:span text:style-name="Emphasis">memoria de solo lectura</text:span>, el ciclo de vida permite que se cree una <text:span text:style-name="Emphasis">nueva instancia</text:span> (individuo) donde se puede reescribir la información mediante reproducción.</text:p>
        </text:list-item>
        <text:list-item>
          <text:p text:style-name="P2">El ciclo fuerza al sistema a <text:span text:style-name="Emphasis">evaluar</text:span> sus soluciones (fenotipo) en un entorno real.</text:p>
        </text:list-item>
      </text:list>
      <text:h text:style-name="Heading_20_4" text:outline-level="4">3. <text:span text:style-name="Strong_20_Emphasis">Estructura mínima del ciclo</text:span></text:h>
      <text:list xml:id="list3035174914" text:style-name="L3">
        <text:list-item>
          <text:p text:style-name="P3"><text:span text:style-name="Strong_20_Emphasis">Nacimiento</text:span>: decodificación del ADN y puesta en marcha del cuerpo.</text:p>
        </text:list-item>
        <text:list-item>
          <text:p text:style-name="P3"><text:span text:style-name="Strong_20_Emphasis">Desarrollo</text:span>: tiempo de maduración funcional.</text:p>
        </text:list-item>
        <text:list-item>
          <text:p text:style-name="P3"><text:span text:style-name="Strong_20_Emphasis">Reproducción</text:span>: única operación que permite <text:span text:style-name="Emphasis">modificación del ADN</text:span> para crear nuevas variantes.</text:p>
        </text:list-item>
        <text:list-item>
          <text:p text:style-name="P3"><text:span text:style-name="Strong_20_Emphasis">Declive y muerte</text:span>: finalización del individuo como proceso físico, liberando recursos y cerrando el ciclo.</text:p>
        </text:list-item>
      </text:list>
      <text:h text:style-name="Heading_20_4" text:outline-level="4">4. <text:span text:style-name="Strong_20_Emphasis">Limitación temporal</text:span></text:h>
      <text:list xml:id="list3785137725" text:style-name="L4">
        <text:list-item>
          <text:p text:style-name="P4">La duración limitada garantiza <text:span text:style-name="Emphasis">reciclaje de recursos</text:span> y evita acumulación de soluciones no óptimas.</text:p>
        </text:list-item>
        <text:list-item>
          <text:p text:style-name="P4">Establece una <text:span text:style-name="Emphasis">frecuencia de iteración</text:span> en el sistema.</text:p>
        </text:list-item>
      </text:list>
      <text:h text:style-name="Heading_20_4" text:outline-level="4">5. <text:span text:style-name="Strong_20_Emphasis">Unicidad y no repetición</text:span></text:h>
      <text:list xml:id="list1633756682" text:style-name="L5">
        <text:list-item>
          <text:p text:style-name="P5">Cada ciclo es único por el contexto y el ADN. Esto introduce variabilidad necesaria para la búsqueda de soluciones.</text:p>
        </text:list-item>
      </text:list>
      <text:h text:style-name="Heading_20_4" text:outline-level="4">6. <text:span text:style-name="Strong_20_Emphasis">Interfaz cuerpo–sistema</text:span></text:h>
      <text:list xml:id="list703388103" text:style-name="L6">
        <text:list-item>
          <text:p text:style-name="P6">El ciclo de vida es la <text:span text:style-name="Emphasis">única vía de interacción física</text:span> entre el ADN (lógica del problema) y el entorno (realidad del problema).</text:p>
        </text:list-item>
        <text:list-item>
          <text:p text:style-name="P6">El cuerpo es un <text:span text:style-name="Emphasis">intérprete transitorio</text:span> del código.</text:p>
        </text:list-item>
      </text:list>
      <text:h text:style-name="Heading_20_4" text:outline-level="4"><text:soft-page-break/>7. <text:span text:style-name="Strong_20_Emphasis">Aislamiento y evaluación</text:span></text:h>
      <text:list xml:id="list3251485253" text:style-name="L7">
        <text:list-item>
          <text:p text:style-name="P7">El ciclo crea una unidad de prueba limitada, permitiendo observar si el código da lugar a un cuerpo viable, reproductivo o adaptado.</text:p>
        </text:list-item>
        <text:list-item>
          <text:p text:style-name="P7">Es un método de <text:span text:style-name="Emphasis">validación empírica</text:span> del programa.</text:p>
        </text:list-item>
      </text:list>
      <text:h text:style-name="Heading_20_4" text:outline-level="4">8. <text:span text:style-name="Strong_20_Emphasis">Repetibilidad sistemática</text:span></text:h>
      <text:list xml:id="list3353687272" text:style-name="L8">
        <text:list-item>
          <text:p text:style-name="P8">El sistema funciona creando <text:span text:style-name="Emphasis">múltiples ciclos paralelos</text:span> (muchos individuos), que permiten una evaluación simultánea de variantes.</text:p>
        </text:list-item>
      </text:list>
      <text:h text:style-name="Heading_20_4" text:outline-level="4">9. <text:span text:style-name="Strong_20_Emphasis">Direccionalidad acumulativa</text:span></text:h>
      <text:list xml:id="list1542220224" text:style-name="L9">
        <text:list-item>
          <text:p text:style-name="P9">Aunque los individuos mueren, la reproducción puede conservar mejoras en el ADN. El sistema avanza <text:span text:style-name="Emphasis">no por memoria directa</text:span>, sino por <text:span text:style-name="Emphasis">transformación acumulativa</text:span>.</text:p>
        </text:list-item>
      </text:list>
      <text:h text:style-name="Heading_20_4" text:outline-level="4">10. <text:span text:style-name="Strong_20_Emphasis">Emergencia de significado</text:span></text:h>
      <text:list xml:id="list1567873575" text:style-name="L10">
        <text:list-item>
          <text:p text:style-name="P10">El ciclo de vida puede parecer aleatorio o sin propósito desde dentro, pero desde el punto de vista del sistema, es una <text:span text:style-name="Emphasis">unidad funcional de procesamiento</text:span>.</text:p>
        </text:list-item>
      </text:list>
      <text:p text:style-name="Horizontal_20_Line"/>
      <text:p text:style-name="Text_20_body">¿Quieres que estructuremos el laboratorio con estos elementos como secciones explicativas, o prefieres primero diseñar un esquema narrativo con <text:a xlink:type="simple" xlink:href="https://chatgpt.com/c/f" text:style-name="Internet_20_link" text:visited-style-name="Visited_20_Internet_20_Link">transiciones conceptuales</text:a> o <text:a xlink:type="simple" xlink:href="https://chatgpt.com/c/f" text:style-name="Internet_20_link" text:visited-style-name="Visited_20_Internet_20_Link">diagramas del sistema</text:a>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8:37:10.565000000</meta:creation-date>
    <dc:date>2025-06-24T18:42:32.312000000</dc:date>
    <meta:editing-duration>PT5M22S</meta:editing-duration>
    <meta:editing-cycles>1</meta:editing-cycles>
    <meta:document-statistic meta:table-count="0" meta:image-count="0" meta:object-count="0" meta:page-count="2" meta:paragraph-count="31" meta:word-count="420" meta:character-count="2636" meta:non-whitespace-character-count="2266"/>
    <meta:generator>LibreOffice/7.3.5.2$Windows_X86_64 LibreOffice_project/184fe81b8c8c30d8b5082578aee2fed2ea847c01</meta:generator>
  </office:meta>
</office:document-meta>
</file>